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UYLLO CCOLOMA, MARCO ANTON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UYLLO CCOLOMA, MARCO ANTON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F. ROJO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4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>POLLO COBB</text:p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>1</text:p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2941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01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8:2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9:40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08:00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